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ufm10" svg:font-family="eufm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2ea" officeooo:paragraph-rsid="000b22ea"/>
    </style:style>
    <style:style style:name="P2" style:family="paragraph" style:parent-style-name="Standard">
      <style:text-properties officeooo:rsid="000b22ea" officeooo:paragraph-rsid="000b4756"/>
    </style:style>
    <style:style style:name="P3" style:family="paragraph" style:parent-style-name="Standard">
      <style:text-properties officeooo:rsid="000d268a" officeooo:paragraph-rsid="000d268a"/>
    </style:style>
    <style:style style:name="P4" style:family="paragraph" style:parent-style-name="Standard">
      <style:text-properties officeooo:rsid="000db775" officeooo:paragraph-rsid="000db775"/>
    </style:style>
    <style:style style:name="P5" style:family="paragraph" style:parent-style-name="Standard">
      <style:text-properties officeooo:rsid="000e9d2a" officeooo:paragraph-rsid="000e9d2a"/>
    </style:style>
    <style:style style:name="P6" style:family="paragraph" style:parent-style-name="Standard">
      <style:paragraph-properties fo:break-before="page"/>
      <style:text-properties style:font-name="eufm10" fo:font-size="36pt" officeooo:rsid="000f6349" officeooo:paragraph-rsid="000f6349" style:font-size-asian="36pt" style:font-size-complex="36pt"/>
    </style:style>
    <style:style style:name="P7" style:family="paragraph" style:parent-style-name="Standard">
      <style:text-properties officeooo:rsid="000b22ea" officeooo:paragraph-rsid="000b22ea"/>
    </style:style>
    <style:style style:name="T1" style:family="text">
      <style:text-properties officeooo:rsid="000b4756"/>
    </style:style>
    <style:style style:name="T2" style:family="text">
      <style:text-properties officeooo:rsid="000d268a"/>
    </style:style>
    <style:style style:name="T3" style:family="text">
      <style:text-properties officeooo:rsid="000e4691"/>
    </style:style>
    <style:style style:name="T4" style:family="text">
      <style:text-properties fo:font-style="italic"/>
    </style:style>
    <style:style style:name="T5" style:family="text">
      <style:text-properties officeooo:rsid="0011ad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terature review:</text:p>
      <text:p text:style-name="P1"/>
      <text:p text:style-name="P1">Sea-ice</text:p>
      <text:p text:style-name="P1"/>
      <text:p text:style-name="P1"><text:tab/><text:span text:style-name="T1">thermodynamics</text:span></text:p>
      <text:p text:style-name="P1"><text:tab/><text:tab/><text:span text:style-name="T1">formation</text:span></text:p>
      <text:p text:style-name="P1"><text:tab/><text:span text:style-name="T1">pancake cycle</text:span></text:p>
      <text:p text:style-name="P1"><text:tab/><text:span text:style-name="T2">Biogeochemistry</text:span></text:p>
      <text:p text:style-name="P1"><text:tab/><text:tab/></text:p>
      <text:p text:style-name="P1">Marginal ice zone</text:p>
      <text:p text:style-name="P1"><text:tab/><text:span text:style-name="T1">global view</text:span></text:p>
      <text:p text:style-name="P1"><text:tab/><text:tab/><text:span text:style-name="T1">southern ocean</text:span></text:p>
      <text:p text:style-name="P1"><text:tab/><text:span text:style-name="T1">local view</text:span></text:p>
      <text:p text:style-name="P1"><text:tab/><text:tab/><text:span text:style-name="T1">physical and biological processes</text:span></text:p>
      <text:p text:style-name="P2"><text:tab/><text:tab/><text:span text:style-name="T1">Comparison between pack and MIZ ice </text:span></text:p>
      <text:p text:style-name="P3"/>
      <text:p text:style-name="P4">The BFM</text:p>
      <text:p text:style-name="P4"><text:tab/><text:span text:style-name="T3">Background</text:span></text:p>
      <text:p text:style-name="P4"><text:tab/><text:span text:style-name="T3">S</text:span>ea ice component</text:p>
      <text:p text:style-name="P1"/>
      <text:p text:style-name="P5">References:</text:p>
      <text:p text:style-name="P5"/>
      <text:p text:style-name="P5">Vancoppenolle, M. <text:span text:style-name="T4">et al.</text:span> (2013) ‘Role of sea ice in global biogeochemical cycles: emerging views and challenges’. doi: 10.1016/j.quascirev.2013.04.011.</text:p>
      <text:p text:style-name="P5"/>
      <text:p text:style-name="P5">Dupont, F. <text:span text:style-name="T4">et al.</text:span> (2015) ‘Comparison of different numerical approaches to the 1D sea-ice thermodynamics problem’. doi: 10.1016/j.ocemod.2014.12.006.</text:p>
      <text:p text:style-name="P5"/>
      <text:p text:style-name="P5">Duarte, P. <text:span text:style-name="T4">et al.</text:span> (2015) ‘The importance of vertical resolution in sea ice algae production models’, <text:span text:style-name="T4">Journal of Marine Systems Philipp.Assmy@npolar.no (P. Assmy)</text:span>, 145, pp. 69–90. doi: 10.1016/j.jmarsys.2014.12.004.</text:p>
      <text:p text:style-name="P5"/>
      <text:p text:style-name="P5">Hempel, G. (1991) ‘Life in the Antarctic sea ice zone’, <text:span text:style-name="T4">Polar Record</text:span>, 27(162), p. 249. doi: 10.1017/S0032247400012663.</text:p>
      <text:p text:style-name="P5"/>
      <text:p text:style-name="P5">Poltermann, M., Hop, H. and Falk-Peterson, S. (2000) ‘Life under Arctic sea ice - reproduction strategies of two sympagic (ice-associated) amphipod species, Gammarus wilkitzkii and Apherusa glacialis’, <text:span text:style-name="T4">Marine Biology </text:span>, 136(5), pp. 913–920. doi: <text:a xlink:type="simple" xlink:href="https://doi.org/10.1007/s002270000307" text:style-name="Internet_20_link" text:visited-style-name="Visited_20_Internet_20_Link">https://doi.org/10.1007/s002270000307</text:a>.</text:p>
      <text:p text:style-name="P5"/>
      <text:p text:style-name="P5">Horner, R. <text:span text:style-name="T4">et al.</text:span> (1992) ‘Ecology of sea ice biota 1. Habitat, terminology, and methodology*’, <text:span text:style-name="T4">Polar Biol</text:span>, 12, pp. 417–427. Available at: https://link.springer.com/content/pdf/10.1007%2FBF00243113.pdf (Accessed: 5 March 2018).</text:p>
      <text:p text:style-name="P5"/>
      <text:p text:style-name="P5">Falk-Petersen, S. <text:span text:style-name="T4">et al.</text:span> (2000) ‘Physical and ecological processes in the marginal ice zone of the northern Barents Sea during the summer melt period’, <text:span text:style-name="T4">Journal of Marine Systems</text:span>, 27, pp. 131–159. Available at: www.elsevier.nlrlocaterjmarsys (Accessed: 1 March 2018).</text:p>
      <text:p text:style-name="P5"/>
      <text:p text:style-name="P5">Vichi, M. <text:span text:style-name="T4">et al.</text:span> (2015) ‘()’, 1. Available at: http://www.bfm-community.eu/publications/bfmV5.1.0manual_r1.1_201508.pdf (Accessed: 28 February 2018).</text:p>
      <text:p text:style-name="P5"/>
      <text:p text:style-name="P5">Petrich, C. and Eicken, H. (2008) ‘Growth, Structure and Properties of Sea Ice’, pp. 23–78.Yuan, X. and Martinson, D. G. (2000) ‘Antarctic sea ice extent variability and its global connectivity’, <text:soft-page-break/><text:span text:style-name="T4">Journal of Climate</text:span>, 13(10), pp. 1697–1717. doi: 10.1175/1520-0442(2000)013&lt;1697:ASIEVA&gt;2.0.CO;2.</text:p>
      <text:p text:style-name="P5"/>
      <text:p text:style-name="P5">Galley, R. J. and Barber, D. G. (2009) ‘Sea Ice Thermodynamic and Dynamic Processes in the Ocean-Sea Ice-Atmosphere System of the Canadian Arctic’, <text:span text:style-name="T4">Departement of Environnement and Geography</text:span>, Doctor of, p. 249.</text:p>
      <text:p text:style-name="P5"/>
      <text:p text:style-name="P5">Lange, M. A. <text:span text:style-name="T4">et al.</text:span> (1989) ‘Development of sea ice in the Weddell Sea’, <text:span text:style-name="T4">Ann. Glaciol</text:span>, 12, pp. 92–96. Available at: <text:a xlink:type="simple" xlink:href="http://www.igsoc.org:8080/annals/12/igs_annals_vol12_year1989_pg92-96.pdf" text:style-name="Internet_20_link" text:visited-style-name="Visited_20_Internet_20_Link">http://www.igsoc.org:8080/annals/12/igs_annals_vol12_year1989_pg92-96.pdf</text:a>.</text:p>
      <text:p text:style-name="P5"/>
      <text:p text:style-name="P5">Abelmann, A. <text:span text:style-name="T4">et al.</text:span> (2015) ‘The seasonal sea-ice zone in the glacial Southern Ocean as a carbon sink’, <text:span text:style-name="T4">Nature Communications</text:span>. Nature Publishing Group, 6, pp. 1–12. doi: 10.1038/ncomms9136.</text:p>
      <text:p text:style-name="P5"/>
      <text:p text:style-name="P5">Strong, C. <text:span text:style-name="T4">et al.</text:span> (2017) ‘On the definition of marginal ice zone width’, <text:span text:style-name="T4">Journal of Atmospheric and Oceanic Technology</text:span>, 34(7), pp. 1565–1584. doi: 10.1175/JTECH-D-16-0171.1.</text:p>
      <text:p text:style-name="P5"/>
      <text:p text:style-name="P5">Oceanic, N. (1989) ‘No Title’, (May).</text:p>
      <text:p text:style-name="P5"/>
      <text:p text:style-name="P5">Rintoul, S. R. (2011) ‘The Southern Ocean in the Earth System’, <text:span text:style-name="T4">Science Diplomacy</text:span>, pp. 175–187. doi: 10.5479/si.xxxxxxxxxxxxx.</text:p>
      <text:p text:style-name="P5"/>
      <text:p text:style-name="P5">Doble, M. J. and Wadhams, P. (2006) ‘Dynamical contrasts between pancake and pack ice, investigated with a drifting buoy array’, <text:span text:style-name="T4">Journal of Geophysical Research: Oceans</text:span>, 111(11), p. C11S24. doi: 10.1029/2005JC003320.</text:p>
      <text:p text:style-name="P5"/>
      <text:p text:style-name="P5">Tedesco, L. <text:span text:style-name="T4">et al.</text:span> (2008) ‘An enhanced sea-ice thermodynamic model applied to the Baltic Sea’, <text:span text:style-name="T4">Boreal Environmental Research</text:span>.</text:p>
      <text:p text:style-name="P5"/>
      <text:p text:style-name="P5">Doble, M. J. (2003) ‘Pancake ice formation in the Weddell Sea’, <text:span text:style-name="T4">Journal of Geophysical Research</text:span>, 108(C7), p. 3209. doi: 10.1029/2002JC001373.</text:p>
      <text:p text:style-name="P5"/>
      <text:p text:style-name="P5">Tedesco, L. <text:span text:style-name="T4">et al.</text:span> (2010) ‘A dynamic Biologically Active Layer for numerical studies of the sea ice ecosystem’, <text:span text:style-name="T4">Ocean Modelling</text:span>, 35, pp. 89–104. doi: 10.1016/j.ocemod.2010.06.008.</text:p>
      <text:p text:style-name="P5"/>
      <text:p text:style-name="P5">Tedesco, L., Vichi, M. and Dias, J. M. (2014) ‘Sea Ice Biogeochemistry: A Guide for Modellers’, <text:span text:style-name="T4">PLoS ONE</text:span>, 9(2). doi: 10.1371/journal.pone.0089217.</text:p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ufm10" svg:font-family="eufm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4:23:15.598282913</meta:creation-date>
    <dc:date>2018-03-26T11:35:41.395391041</dc:date>
    <meta:editing-duration>PT1H7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37" meta:word-count="522" meta:character-count="3836" meta:non-whitespace-character-count="3343"/>
  </office:meta>
</office:document-meta>
</file>